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fo:padding="0.0201in" fo:border="0.06pt solid #000000" style:shadow="#808080 0.0701in 0.0701in"/>
      <style:text-properties fo:font-size="24pt" fo:font-style="normal" style:text-underline-style="none" style:font-size-asian="24pt" style:font-style-asian="normal" style:font-size-complex="24pt" style:font-style-complex="normal"/>
    </style:style>
    <style:style style:name="P2" style:family="paragraph" style:parent-style-name="Standard">
      <style:paragraph-properties fo:break-before="page"/>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7283in" style:type="right" style:leader-style="dotted" style:leader-text="."/>
        </style:tab-stops>
      </style:paragraph-properties>
    </style:style>
    <style:style style:name="P5" style:family="paragraph" style:parent-style-name="Text_20_body" style:list-style-name="L1"/>
    <style:style style:name="P6" style:family="paragraph" style:parent-style-name="Heading_20_1">
      <style:paragraph-properties fo:break-before="page"/>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officeooo:rsid="000410f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SRVMON MONITORING SUITE<text:line-break/><text:span text:style-name="T1">VERSION 0.5 (PRE-RELEASE)</text:span></text:p>
      <text:p text:style-name="Standard"/>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106_337708828" text:style-name="Index_20_Link" text:visited-style-name="Index_20_Link">Introduction<text:tab/>3</text:a></text:p>
          <text:p text:style-name="P4"><text:a xlink:type="simple" xlink:href="#__RefHeading__108_337708828" text:style-name="Index_20_Link" text:visited-style-name="Index_20_Link">License<text:tab/>3</text:a></text:p>
          <text:p text:style-name="P4"><text:a xlink:type="simple" xlink:href="#__RefHeading__110_337708828" text:style-name="Index_20_Link" text:visited-style-name="Index_20_Link">What is SRVMON?<text:tab/>3</text:a></text:p>
          <text:p text:style-name="P4"><text:a xlink:type="simple" xlink:href="#__RefHeading__112_337708828" text:style-name="Index_20_Link" text:visited-style-name="Index_20_Link">Why SRVMON?<text:tab/>3</text:a></text:p>
          <text:p text:style-name="P4"><text:a xlink:type="simple" xlink:href="#__RefHeading__114_337708828" text:style-name="Index_20_Link" text:visited-style-name="Index_20_Link">Author<text:tab/>3</text:a></text:p>
          <text:p text:style-name="P3"><text:a xlink:type="simple" xlink:href="#__RefHeading__116_337708828" text:style-name="Index_20_Link" text:visited-style-name="Index_20_Link">How does SRVMON work?<text:tab/>4</text:a></text:p>
          <text:p text:style-name="P4"><text:a xlink:type="simple" xlink:href="#__RefHeading__118_337708828" text:style-name="Index_20_Link" text:visited-style-name="Index_20_Link">Collection of tools<text:tab/>4</text:a></text:p>
          <text:p text:style-name="P4"><text:a xlink:type="simple" xlink:href="#__RefHeading__120_337708828" text:style-name="Index_20_Link" text:visited-style-name="Index_20_Link">Part 1, the database<text:tab/>4</text:a></text:p>
          <text:p text:style-name="P4"><text:a xlink:type="simple" xlink:href="#__RefHeading__122_337708828" text:style-name="Index_20_Link" text:visited-style-name="Index_20_Link">Part 2, the director<text:tab/>4</text:a></text:p>
          <text:p text:style-name="P4"><text:a xlink:type="simple" xlink:href="#__RefHeading__124_337708828" text:style-name="Index_20_Link" text:visited-style-name="Index_20_Link">Part 3, the agent<text:tab/>4</text:a></text:p>
          <text:p text:style-name="P4"><text:a xlink:type="simple" xlink:href="#__RefHeading__126_337708828" text:style-name="Index_20_Link" text:visited-style-name="Index_20_Link">Part 4, the web interface<text:tab/>5</text:a></text:p>
          <text:p text:style-name="P4"><text:a xlink:type="simple" xlink:href="#__RefHeading__128_337708828" text:style-name="Index_20_Link" text:visited-style-name="Index_20_Link">Part 5, the desktop client<text:tab/>5</text:a></text:p>
        </text:index-body>
      </text:table-of-content>
      <text:p text:style-name="Standard"/>
      <text:h text:style-name="P6" text:outline-level="1"><text:bookmark-start text:name="__RefHeading__106_337708828"/>Introduction<text:bookmark-end text:name="__RefHeading__106_337708828"/></text:h>
      <text:h text:style-name="Heading_20_2" text:outline-level="2"><text:bookmark-start text:name="__RefHeading__108_337708828"/>License<text:bookmark-end text:name="__RefHeading__108_337708828"/></text:h>
      <text:p text:style-name="Text_20_body">This manual is for the SRVMON monitoring suite (Version 0.5, 23 April 2015) and documents how to install and use the SRVMON monitoring suite. Please consult the reference document if you wish to work on this project.</text:p>
      <text:p text:style-name="Text_20_body">Copyright © 2015 Pol Warnimont</text:p>
      <text:p text:style-name="Text_20_body">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h text:style-name="Heading_20_2" text:outline-level="2"><text:bookmark-start text:name="__RefHeading__110_337708828"/>What is SRVMON?<text:bookmark-end text:name="__RefHeading__110_337708828"/></text:h>
      <text:p text:style-name="Text_20_body">SRVMON is a collection of tools which can be used to monitor servers, switches or routers. It is possible to use any devices as long as the device is connected to the network and uses IPv4.</text:p>
      <text:p text:style-name="Text_20_body">The name SRVMON is an abbreviation for <text:span text:style-name="T2">S</text:span>e<text:span text:style-name="T2">RV</text:span>er <text:span text:style-name="T2">MON</text:span>itor. Please note that this may not be the final <text:s text:c="2"/>name of this suite. If someone knows a better name, please let me know.</text:p>
      <text:h text:style-name="Heading_20_2" text:outline-level="2"><text:bookmark-start text:name="__RefHeading__112_337708828"/>Why SRVMON?<text:bookmark-end text:name="__RefHeading__112_337708828"/></text:h>
      <text:p text:style-name="Text_20_body">The primary goal of SRVMON was to create an easy to use monitoring solution for my small server farm at home. I also wanted to create a system which can be totally customized. For example, I wanted that it should be possible to easily create a new GUI for the application. I also created this software collection mostly for fun.</text:p>
      <text:h text:style-name="Heading_20_2" text:outline-level="2"><text:bookmark-start text:name="__RefHeading__114_337708828"/>Author<text:bookmark-end text:name="__RefHeading__114_337708828"/></text:h>
      <text:p text:style-name="Text_20_body">The whole collection has been written by myself, Pol Warnimont. I have studied computer science in Luxembourg and currently work as an IT System Engineer. I mostly work with Unix or Windows systems during my work. In my free-time, I mostly do my work on GNU/Linux systems. I personally use Debian on my notebook. I also do not believe in proprietary software which is why, I chose the GNU General Public License for my software collection.</text:p>
      <text:p text:style-name="Text_20_body">The whole source code, documentation and database dumps can be found at github.</text:p>
      <text:p text:style-name="Text_20_body">Project: <text:a xlink:type="simple" xlink:href="https://github.com/pwarnimo/srvmon" text:style-name="Internet_20_link" text:visited-style-name="Visited_20_Internet_20_Link">https://github.com/pwarnimo/srvmon</text:a><text:line-break/>Issues: <text:a xlink:type="simple" xlink:href="https://github.com/pwarnimo/srvmon/issues" text:style-name="Internet_20_link" text:visited-style-name="Visited_20_Internet_20_Link">https://github.com/pwarnimo/srvmon/issues</text:a></text:p>
      <text:p text:style-name="Text_20_body">Or mail me at pwarnimo(at)gmail(dot)com</text:p>
      <text:h text:style-name="Heading_20_1" text:outline-level="1"><text:bookmark-start text:name="__RefHeading__116_337708828"/><text:soft-page-break/>How does SRVMON work?<text:bookmark-end text:name="__RefHeading__116_337708828"/></text:h>
      <text:h text:style-name="Heading_20_2" text:outline-level="2"><text:bookmark-start text:name="__RefHeading__118_337708828"/>Collection of tools<text:bookmark-end text:name="__RefHeading__118_337708828"/></text:h>
      <text:p text:style-name="Text_20_body">As already described in the previous sections, SRVMON is not a single program, but a collection of multiple tools which form a monitoring system. Every part of the program can be replaced or modified as you wish.</text:p>
      <text:p text:style-name="Text_20_body">The whole SRVMON suite is divided in 5 parts:</text:p>
      <text:list xml:id="list1634905119910193643" text:style-name="L1">
        <text:list-item>
          <text:p text:style-name="P5">The database</text:p>
        </text:list-item>
        <text:list-item>
          <text:p text:style-name="P5">The director application</text:p>
        </text:list-item>
        <text:list-item>
          <text:p text:style-name="P5">Agent application</text:p>
        </text:list-item>
        <text:list-item>
          <text:p text:style-name="P5">Web interface</text:p>
        </text:list-item>
        <text:list-item>
          <text:p text:style-name="P5">Desktop client</text:p>
        </text:list-item>
      </text:list>
      <text:p text:style-name="Text_20_body">Please note that if you wish to modify or develop your own components, please consult the reference manual.</text:p>
      <text:h text:style-name="Heading_20_2" text:outline-level="2"><text:bookmark-start text:name="__RefHeading__120_337708828"/>Part 1, the database<text:bookmark-end text:name="__RefHeading__120_337708828"/></text:h>
      <text:p text:style-name="Text_20_body">The heart of this monitoring suite is the database. Nearly every feature of this suite is realized through the database. The clients, agents or directors only have to call the specific stored routines of the database in order to modify services for a host as an example. It is also possible to add your own stored routines.</text:p>
      <text:p text:style-name="Text_20_body">The database has been written in SQL and runs on MariaDB or MySQL. It should also be possible to run the database on MSSQL if you create the necessary changes. I have included an UML model of the database in the database/model directory.</text:p>
      <text:h text:style-name="Heading_20_2" text:outline-level="2"><text:bookmark-start text:name="__RefHeading__122_337708828"/>Part 2, the director<text:bookmark-end text:name="__RefHeading__122_337708828"/></text:h>
      <text:p text:style-name="Text_20_body">The director is an application written in <text:span text:style-name="T3">C++</text:span> and should run on the same server as the database. The director is used to monitor the specified hosts in the database for their on line status. If the director detects, that a host is down, it will automatically set the host to unreachable and also disable all checks for the children hosts if available. <text:span text:style-name="T3">A director Shell script is also available for testing purposes.</text:span></text:p>
      <text:h text:style-name="Heading_20_2" text:outline-level="2"><text:bookmark-start text:name="__RefHeading__124_337708828"/>Part 3, the agent<text:bookmark-end text:name="__RefHeading__124_337708828"/></text:h>
      <text:p text:style-name="Text_20_body">The agent is running on the the monitored host and is used to coordinate the specified checks for the host. The checks are read from the database and the agent then executes the command for the service. The agent can launch a shell script which checks if the SSH daemon is running for an example. The agent is also written in <text:span text:style-name="T3">C++</text:span>. <text:span text:style-name="T3">An agent Shell script is also available for testing purposes.</text:span></text:p>
      <text:h text:style-name="Heading_20_2" text:outline-level="2"><text:bookmark-start text:name="__RefHeading__126_337708828"/><text:soft-page-break/>Part 4, the web interface<text:bookmark-end text:name="__RefHeading__126_337708828"/></text:h>
      <text:p text:style-name="Text_20_body">The web interface can be used to view, add or modify hosts. The web interface is written in HTML5 and uses PHP on the server side and Javascript/JQuery on the client side.</text:p>
      <text:h text:style-name="Heading_20_2" text:outline-level="2"><text:bookmark-start text:name="__RefHeading__128_337708828"/>Part 5, the desktop client<text:bookmark-end text:name="__RefHeading__128_337708828"/></text:h>
      <text:p text:style-name="Text_20_body">The desktop client is essentially the same as the web interface. I have created the desktop client because I wanted to show that it is easily possible to write an own GUI for SRVMON. This client is written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Bitstream Vera Sans1" svg:font-family="'Bitstream Ver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Bitstream Vera Sans1" style:font-family-complex="'Bitstream Ver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Bitstream Vera Sans1" style:font-family-complex="'Bitstream Ver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itstream Vera Sans1" style:font-family-complex="'Bitstream Vera Sans'" style:font-family-generic-complex="swiss"/>
    </style:style>
    <style:style style:name="Footer" style:family="paragraph" style:parent-style-name="Standard" style:class="extra">
      <style:paragraph-properties fo:padding="0.0201in" fo:border-left="none" fo:border-right="none" fo:border-top="0.06pt solid #000000" fo:border-bottom="none" text:number-lines="false" text:line-number="0">
        <style:tab-stops>
          <style:tab-stop style:position="3.4626in" style:type="center"/>
          <style:tab-stop style:position="6.9252in" style:type="right"/>
        </style:tab-stops>
      </style:paragraph-properties>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fo:padding="0.0201in" fo:border-left="none" fo:border-right="none" fo:border-top="none" fo:border-bottom="0.06pt solid #000000"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User manual</text:p>
      </style:header>
      <style:footer>
        <text:p text:style-name="Footer"><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3:20:45</meta:creation-date>
    <dc:date>2015-04-29T22:35:56.330434212</dc:date>
    <meta:editing-duration>PT58M33S</meta:editing-duration>
    <meta:editing-cycles>9</meta:editing-cycles>
    <meta:generator>LibreOffice/4.3.3.2$Linux_X86_64 LibreOffice_project/430m0$Build-2</meta:generator>
    <meta:document-statistic meta:table-count="0" meta:image-count="0" meta:object-count="0" meta:page-count="5" meta:paragraph-count="53" meta:word-count="820" meta:character-count="4674" meta:non-whitespace-character-count="3889"/>
  </office:meta>
</office:document-meta>
</file>